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dobe Clean" svg:font-family="'Adobe Cle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obe Clean" style:text-underline-style="solid" style:text-underline-width="auto" style:text-underline-color="font-color" officeooo:rsid="00112118" officeooo:paragraph-rsid="00112118"/>
    </style:style>
    <style:style style:name="P2" style:family="paragraph" style:parent-style-name="Standard">
      <style:paragraph-properties fo:text-align="center" style:justify-single-word="false"/>
      <style:text-properties style:font-name="Adobe Clean" officeooo:rsid="00112118" officeooo:paragraph-rsid="00112118"/>
    </style:style>
    <style:style style:name="P3" style:family="paragraph" style:parent-style-name="Standard">
      <style:paragraph-properties fo:text-align="start" style:justify-single-word="false"/>
      <style:text-properties style:font-name="Adobe Clean" officeooo:rsid="00112118" officeooo:paragraph-rsid="00112118"/>
    </style:style>
    <style:style style:name="P4" style:family="paragraph" style:parent-style-name="Standard">
      <style:paragraph-properties fo:text-align="start" style:justify-single-word="false">
        <style:tab-stops>
          <style:tab-stop style:position="1.9791in"/>
        </style:tab-stops>
      </style:paragraph-properties>
      <style:text-properties style:font-name="Adobe Clean" officeooo:rsid="00112118" officeooo:paragraph-rsid="00112118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9791in"/>
        </style:tab-stops>
      </style:paragraph-properties>
      <style:text-properties style:font-name="Adobe Clean" officeooo:rsid="00112118" officeooo:paragraph-rsid="00112118"/>
    </style:style>
    <style:style style:name="P6" style:family="paragraph" style:parent-style-name="Standard" style:master-page-name="">
      <style:paragraph-properties fo:margin-left="2in" fo:margin-right="0in" fo:text-align="start" style:justify-single-word="false" fo:text-indent="-2in" style:auto-text-indent="false" style:page-number="auto">
        <style:tab-stops>
          <style:tab-stop style:position="1.9791in"/>
        </style:tab-stops>
      </style:paragraph-properties>
      <style:text-properties style:font-name="Adobe Clean" officeooo:rsid="00112118" officeooo:paragraph-rsid="00112118"/>
    </style:style>
    <style:style style:name="P7" style:family="paragraph" style:parent-style-name="Header">
      <style:paragraph-properties fo:text-align="center" style:justify-single-word="false"/>
      <style:text-properties style:font-name="Open Sans Light" fo:font-size="15pt" officeooo:rsid="00112118" officeooo:paragraph-rsid="00112118" style:font-size-asian="15pt" style:font-size-complex="1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41dde" style:font-style-asian="italic" style:font-style-complex="italic"/>
    </style:style>
    <style:style style:name="T3" style:family="text">
      <style:text-properties fo:font-style="italic" officeooo:rsid="0016d0be" style:font-style-asian="italic" style:font-style-complex="italic"/>
    </style:style>
    <style:style style:name="T4" style:family="text">
      <style:text-properties fo:font-style="italic" officeooo:rsid="0018c36d" style:font-style-asian="italic" style:font-style-complex="italic"/>
    </style:style>
    <style:style style:name="T5" style:family="text">
      <style:text-properties officeooo:rsid="00141dde"/>
    </style:style>
    <style:style style:name="T6" style:family="text">
      <style:text-properties officeooo:rsid="0014ed33"/>
    </style:style>
    <style:style style:name="T7" style:family="text">
      <style:text-properties officeooo:rsid="0016d0be"/>
    </style:style>
    <style:style style:name="T8" style:family="text">
      <style:text-properties officeooo:rsid="0018c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RAT KETERANGAN</text:p>
      <text:p text:style-name="P2">Nomor: ___________</text:p>
      <text:p text:style-name="P2"/>
      <text:p text:style-name="P2"/>
      <text:p text:style-name="P3">Dengan senantiasa mengharap rahmat dan ridho Allah SWT. Pengurus Koodinator Komisariat/ Komisariat/ <text:s/><text:span text:style-name="T8">Nama Cabang </text:span>Himpunan Mahasiswa Islam (HMI) periode ____________ menerangkan bahwa:</text:p>
      <text:p text:style-name="P3"/>
      <text:p text:style-name="P3"/>
      <text:p text:style-name="P4">Nama<text:tab/>:</text:p>
      <text:p text:style-name="P4">Jabatan<text:tab/>:</text:p>
      <text:p text:style-name="P4"/>
      <text:p text:style-name="P6">Menerangkan<text:tab/>: Himpunan Mahasiswa Islarn (HMI) adalah sebuah organisasi yang mempunyai tujuan “<text:span text:style-name="T1">Terbinanya Insan Akademis Pencipta PengaMi yang bemafaskan Islam dan Bertanggung Jawab atas Terwujudnya Masyarakat Adil makmur yang d</text:span><text:span text:style-name="T2">i</text:span><text:span text:style-name="T1">-Ridhoi ALLAH SWT</text:span>”</text:p>
      <text:p text:style-name="P5"/>
      <text:p text:style-name="P6">Keperluan<text:tab/>: Sebagai syarat administrasi untuk pengambilan nama/ alamat domain: (<text:span text:style-name="T1">nama domain</text:span>)</text:p>
      <text:p text:style-name="P5"/>
      <text:p text:style-name="P6">Tujuan<text:tab/>: Domain tersebut digunakan sebagai salah satu alamat website untuk keperluan sarana media <text:span text:style-name="T5">informasi dan komunikasi</text:span> dalam mencapai tujuan daripada organisasi ini dan segala bentuk isi dan fungsi website akan dipertanggungjawabkan oleh pengelola website tercebut.</text:p>
      <text:p text:style-name="P5"/>
      <text:p text:style-name="P6">Hak Kelola<text:tab/>: Untuk hak kelola mengenai isi dan fungsi website akan di atur dalam intern daripada organisasi ini yaitu Pengurus <text:span text:style-name="T7">(Pilih salah satu* </text:span><text:span text:style-name="T1">Koodinator Komisariat/ Komisariat /</text:span><text:span text:style-name="T4">Nama </text:span><text:span text:style-name="T3">Cabang</text:span><text:span text:style-name="T7">) </text:span>oleh ketua umum (di atur dan ditetapkan otreh kepengurusan organisasi yang sekarang menjabat). Dan segala bentuk prubahan aturan akan diatur dan ditetapkan lebih lanjut oleh pengelola domain yang sekarang.</text:p>
      <text:p text:style-name="P5"/>
      <text:p text:style-name="P5"/>
      <text:p text:style-name="P5"/>
      <text:p text:style-name="P5">Demikian Surat Keterangan ini dibuat agar dapat dipergunakan sebagaimana mestinya.</text:p>
      <text:p text:style-name="P5"/>
      <text:p text:style-name="P5"/>
      <text:p text:style-name="P5">Billahitoufiq Wal Hidayah</text:p>
      <text:p text:style-name="P5">Wassalamualaikum Wr.Wb</text:p>
      <text:p text:style-name="P5"/>
      <text:p text:style-name="P5"/>
      <text:p text:style-name="P5"/>
      <text:p text:style-name="P5"/>
      <text:p text:style-name="P5"><text:tab/><text:tab/><text:tab/><text:span text:style-name="T6">Ttd</text:span></text:p>
      <text:p text:style-name="P5"><text:tab/><text:tab/><text:tab/><text:span text:style-name="T6">Pimpinan/ Ketua/ Penanggung Jawab/ </text:span></text:p>
      <text:p text:style-name="P5"><text:tab/><text:tab/><text:tab/><text:span text:style-name="T6">Stemp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dobe Clean" svg:font-family="'Adobe Cle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165in" style:type="center"/>
          <style:tab-stop style:position="5.833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Open Sans Light" fo:font-size="15pt" officeooo:rsid="00112118" officeooo:paragraph-rsid="00112118" style:font-size-asian="15pt" style:font-size-complex="15pt"/>
    </style:style>
    <style:page-layout style:name="Mpm1">
      <style:page-layout-properties fo:page-width="8.5in" fo:page-height="14in" style:num-format="1" style:print-orientation="portrait" fo:margin-top="0.4165in" fo:margin-bottom="0.7874in" fo:margin-left="1.6563in" fo:margin-right="0.77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75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Kop Sura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16:38:57.824580358</meta:creation-date>
    <dc:date>2014-12-15T11:37:04.659684386</dc:date>
    <meta:editing-duration>PT15M28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1" meta:paragraph-count="16" meta:word-count="191" meta:character-count="1430" meta:non-whitespace-character-count="1244"/>
  </office:meta>
</office:document-meta>
</file>